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5.795cm" svg:height="17.902cm" svg:x="2.207cm" svg:y="7.969cm">
            <draw:object draw:notify-on-update-of-ranges="Feuille1.A4:Feuille1.A4 Feuille1.A5:Feuille1.A12 Feuille1.B4:Feuille1.B4 Feuille1.B5:Feuille1.B12 Feuille1.C4:Feuille1.C4 Feuille1.C5:Feuille1.C12 Feuille1.D4:Feuille1.D4 Feuille1.D5:Feuille1.D12 Feuille1.E4:Feuille1.E4 Feuille1.E5:Feuille1.E12 Feuille1.F4:Feuille1.F4 Feuille1.F5:Feuille1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QUERY DB OF 32 000 TRIP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N #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_name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4store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sleepycat</text:p>
          </table:table-cell>
        </table:table-row>
        <table:table-row table:style-name="ro1">
          <table:table-cell office:value-type="string" calcext:value-type="string">
            <text:p>query_all</text:p>
          </table:table-cell>
          <table:table-cell office:value-type="float" office:value="3.82181406021118" calcext:value-type="float">
            <text:p>3.82181406021118</text:p>
          </table:table-cell>
          <table:table-cell office:value-type="float" office:value="2.99798583984375" calcext:value-type="float">
            <text:p>2.99798583984375</text:p>
          </table:table-cell>
          <table:table-cell office:value-type="float" office:value="1.33676099777222" calcext:value-type="float">
            <text:p>1.33676099777222</text:p>
          </table:table-cell>
          <table:table-cell office:value-type="float" office:value="2.01493906974792" calcext:value-type="float">
            <text:p>2.01493906974792</text:p>
          </table:table-cell>
          <table:table-cell office:value-type="float" office:value="0.00571393966674805" calcext:value-type="float">
            <text:p>0.00571393966674805</text:p>
          </table:table-cell>
        </table:table-row>
        <table:table-row table:style-name="ro1">
          <table:table-cell office:value-type="string" calcext:value-type="string">
            <text:p>query_sp2b_q1</text:p>
          </table:table-cell>
          <table:table-cell office:value-type="float" office:value="0.0305869579315186" calcext:value-type="float">
            <text:p>0.0305869579315186</text:p>
          </table:table-cell>
          <table:table-cell office:value-type="float" office:value="0.0117039680480957" calcext:value-type="float">
            <text:p>0.0117039680480957</text:p>
          </table:table-cell>
          <table:table-cell office:value-type="float" office:value="0.00649023056030273" calcext:value-type="float">
            <text:p>0.00649023056030273</text:p>
          </table:table-cell>
          <table:table-cell office:value-type="float" office:value="0.0389120578765869" calcext:value-type="float">
            <text:p>0.0389120578765869</text:p>
          </table:table-cell>
          <table:table-cell office:value-type="float" office:value="0.0150418281555176" calcext:value-type="float">
            <text:p>0.0150418281555176</text:p>
          </table:table-cell>
        </table:table-row>
        <table:table-row table:style-name="ro1">
          <table:table-cell office:value-type="string" calcext:value-type="string">
            <text:p>query_sp2b_q2</text:p>
          </table:table-cell>
          <table:table-cell office:value-type="float" office:value="0.835511922836304" calcext:value-type="float">
            <text:p>0.835511922836304</text:p>
          </table:table-cell>
          <table:table-cell office:value-type="float" office:value="0.345528125762939" calcext:value-type="float">
            <text:p>0.345528125762939</text:p>
          </table:table-cell>
          <table:table-cell office:value-type="float" office:value="0.448593854904175" calcext:value-type="float">
            <text:p>0.448593854904175</text:p>
          </table:table-cell>
          <table:table-cell office:value-type="float" office:value="99.545844078064" calcext:value-type="float">
            <text:p>99.545844078064</text:p>
          </table:table-cell>
          <table:table-cell office:value-type="float" office:value="4.48584413528442" calcext:value-type="float">
            <text:p>4.48584413528442</text:p>
          </table:table-cell>
        </table:table-row>
        <table:table-row table:style-name="ro1">
          <table:table-cell office:value-type="string" calcext:value-type="string">
            <text:p>query_sp2b_q3a</text:p>
          </table:table-cell>
          <table:table-cell office:value-type="float" office:value="0.145236968994141" calcext:value-type="float">
            <text:p>0.145236968994141</text:p>
          </table:table-cell>
          <table:table-cell office:value-type="float" office:value="0.078624963760376" calcext:value-type="float">
            <text:p>0.078624963760376</text:p>
          </table:table-cell>
          <table:table-cell office:value-type="float" office:value="0.138575792312622" calcext:value-type="float">
            <text:p>0.138575792312622</text:p>
          </table:table-cell>
          <table:table-cell office:value-type="float" office:value="0.0223920345306397" calcext:value-type="float">
            <text:p>0.0223920345306397</text:p>
          </table:table-cell>
          <table:table-cell office:value-type="float" office:value="0.0213239192962647" calcext:value-type="float">
            <text:p>0.0213239192962647</text:p>
          </table:table-cell>
        </table:table-row>
        <table:table-row table:style-name="ro1">
          <table:table-cell office:value-type="string" calcext:value-type="string">
            <text:p>query_sp2b_q3b</text:p>
          </table:table-cell>
          <table:table-cell office:value-type="float" office:value="0.0473461151123047" calcext:value-type="float">
            <text:p>0.0473461151123047</text:p>
          </table:table-cell>
          <table:table-cell office:value-type="float" office:value="0.0123498439788818" calcext:value-type="float">
            <text:p>0.0123498439788818</text:p>
          </table:table-cell>
          <table:table-cell office:value-type="float" office:value="0.147236108779907" calcext:value-type="float">
            <text:p>0.147236108779907</text:p>
          </table:table-cell>
          <table:table-cell office:value-type="float" office:value="0.0230100154876709" calcext:value-type="float">
            <text:p>0.0230100154876709</text:p>
          </table:table-cell>
          <table:table-cell office:value-type="float" office:value="0.0230948925018311" calcext:value-type="float">
            <text:p>0.0230948925018311</text:p>
          </table:table-cell>
        </table:table-row>
        <table:table-row table:style-name="ro1">
          <table:table-cell office:value-type="string" calcext:value-type="string">
            <text:p>query_sp2b_q3c</text:p>
          </table:table-cell>
          <table:table-cell office:value-type="float" office:value="0.0543479919433594" calcext:value-type="float">
            <text:p>0.0543479919433594</text:p>
          </table:table-cell>
          <table:table-cell office:value-type="float" office:value="0.0102391242980957" calcext:value-type="float">
            <text:p>0.0102391242980957</text:p>
          </table:table-cell>
          <table:table-cell office:value-type="float" office:value="0.0550248622894287" calcext:value-type="float">
            <text:p>0.0550248622894287</text:p>
          </table:table-cell>
          <table:table-cell office:value-type="float" office:value="0.0255341529846191" calcext:value-type="float">
            <text:p>0.0255341529846191</text:p>
          </table:table-cell>
          <table:table-cell office:value-type="float" office:value="0.0236048698425293" calcext:value-type="float">
            <text:p>0.0236048698425293</text:p>
          </table:table-cell>
        </table:table-row>
        <table:table-row table:style-name="ro1">
          <table:table-cell office:value-type="string" calcext:value-type="string">
            <text:p>query_sp2b_q4</text:p>
          </table:table-cell>
          <table:table-cell office:value-type="float" office:value="769.005619049072" calcext:value-type="float">
            <text:p>769.005619049072</text:p>
          </table:table-cell>
          <table:table-cell office:value-type="float" office:value="10.6326100826263" calcext:value-type="float">
            <text:p>10.6326100826263</text:p>
          </table:table-cell>
          <table:table-cell office:value-type="float" office:value="2.85603785514832" calcext:value-type="float">
            <text:p>2.85603785514832</text:p>
          </table:table-cell>
          <table:table-cell office:value-type="float" office:value="0.043287992477417" calcext:value-type="float">
            <text:p>0.043287992477417</text:p>
          </table:table-cell>
          <table:table-cell office:value-type="float" office:value="0.0385100841522217" calcext:value-type="float">
            <text:p>0.0385100841522217</text:p>
          </table:table-cell>
        </table:table-row>
        <table:table-row table:style-name="ro1">
          <table:table-cell office:value-type="string" calcext:value-type="string">
            <text:p>query_sp2b_q9</text:p>
          </table:table-cell>
          <table:table-cell office:value-type="float" office:value="0.227035045623779" calcext:value-type="float">
            <text:p>0.227035045623779</text:p>
          </table:table-cell>
          <table:table-cell office:value-type="float" office:value="0.0697908401489258" calcext:value-type="float">
            <text:p>0.0697908401489258</text:p>
          </table:table-cell>
          <table:table-cell office:value-type="float" office:value="0.0231599807739258" calcext:value-type="float">
            <text:p>0.0231599807739258</text:p>
          </table:table-cell>
          <table:table-cell office:value-type="float" office:value="0.0199530124664307" calcext:value-type="float">
            <text:p>0.0199530124664307</text:p>
          </table:table-cell>
          <table:table-cell office:value-type="float" office:value="0.0187690258026123" calcext:value-type="float">
            <text:p>0.0187690258026123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NOTE : for q4, jena decided to execute 32 000 update statements…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Llorens</meta:initial-creator>
    <meta:creation-date>2014-02-24T10:37:32.525140000</meta:creation-date>
    <dc:date>2014-02-24T12:14:26.186590000</dc:date>
    <dc:creator>Vincent Llorens</dc:creator>
    <meta:editing-duration>PT1H36M1S</meta:editing-duration>
    <meta:editing-cycles>11</meta:editing-cycles>
    <meta:generator>LibreOffice/4.2.1.1$MacOSX_X86_64 LibreOffice_project/d7dbbd7842e6a58b0f521599204e827654e1fb8b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796cm" svg:height="17.903cm" xlink:href=".." xlink:type="simple" chart:class="chart:bar" chart:style-name="ch1">
        <chart:title svg:x="9.964cm" svg:y="0.494cm" chart:style-name="ch2">
          <text:p>Query perf on 32 000 triples</text:p>
        </chart:title>
        <chart:legend chart:legend-position="end" svg:x="23.538cm" svg:y="7.676cm" style:legend-expansion="high" chart:style-name="ch3"/>
        <chart:plot-area chart:style-name="ch4" table:cell-range-address="Feuille1.A4:Feuille1.F12" chart:data-source-has-labels="both" svg:x="1.519cm" svg:y="2.363cm" svg:width="20.989cm" svg:height="14.762cm">
          <chartooo:coordinate-region svg:x="2.651cm" svg:y="2.558cm" svg:width="19.83cm" svg:height="13.538cm"/>
          <chart:axis chart:dimension="x" chart:name="primary-x" chart:style-name="ch5" chartooo:axis-type="auto">
            <chartooo:date-scale/>
            <chart:categories table:cell-range-address="Feuille1.A5:Feuille1.A12"/>
          </chart:axis>
          <chart:axis chart:dimension="y" chart:name="primary-y" chart:style-name="ch6">
            <chart:title svg:x="0.451cm" svg:y="11.382cm" chart:style-name="ch7">
              <text:p>(LOG SCALE) time (s)</text:p>
            </chart:title>
            <chart:grid chart:style-name="ch8" chart:class="major"/>
          </chart:axis>
          <chart:series chart:style-name="ch9" chart:values-cell-range-address="Feuille1.B5:Feuille1.B12" chart:label-cell-address="Feuille1.B4:Feuille1.B4" chart:class="chart:bar">
            <chart:data-point chart:repeated="8"/>
          </chart:series>
          <chart:series chart:style-name="ch10" chart:values-cell-range-address="Feuille1.C5:Feuille1.C12" chart:label-cell-address="Feuille1.C4:Feuille1.C4" chart:class="chart:bar">
            <chart:data-point chart:repeated="8"/>
          </chart:series>
          <chart:series chart:style-name="ch11" chart:values-cell-range-address="Feuille1.D5:Feuille1.D12" chart:label-cell-address="Feuille1.D4:Feuille1.D4" chart:class="chart:bar">
            <chart:data-point chart:repeated="8"/>
          </chart:series>
          <chart:series chart:style-name="ch12" chart:values-cell-range-address="Feuille1.E5:Feuille1.E12" chart:label-cell-address="Feuille1.E4:Feuille1.E4" chart:class="chart:bar">
            <chart:data-point chart:repeated="8"/>
          </chart:series>
          <chart:series chart:style-name="ch13" chart:values-cell-range-address="Feuille1.F5:Feuille1.F12" chart:label-cell-address="Feuille1.F4:Feuille1.F4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na</text:p>
                <draw:g>
                  <svg:desc>Feuille1.B4:Feuille1.B4</svg:desc>
                </draw:g>
              </table:table-cell>
              <table:table-cell office:value-type="string">
                <text:p>4store</text:p>
                <draw:g>
                  <svg:desc>Feuille1.C4:Feuille1.C4</svg:desc>
                </draw:g>
              </table:table-cell>
              <table:table-cell office:value-type="string">
                <text:p>virtuoso</text:p>
                <draw:g>
                  <svg:desc>Feuille1.D4:Feuille1.D4</svg:desc>
                </draw:g>
              </table:table-cell>
              <table:table-cell office:value-type="string">
                <text:p>postgres</text:p>
                <draw:g>
                  <svg:desc>Feuille1.E4:Feuille1.E4</svg:desc>
                </draw:g>
              </table:table-cell>
              <table:table-cell office:value-type="string">
                <text:p>sleepycat</text:p>
                <draw:g>
                  <svg:desc>Feuille1.F4:Feuille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ry_all</text:p>
                <draw:g>
                  <svg:desc>Feuille1.A5:Feuille1.A12</svg:desc>
                </draw:g>
              </table:table-cell>
              <table:table-cell office:value-type="float" office:value="3.82181406021118">
                <text:p>3.82181406021118</text:p>
                <draw:g>
                  <svg:desc>Feuille1.B5:Feuille1.B12</svg:desc>
                </draw:g>
              </table:table-cell>
              <table:table-cell office:value-type="float" office:value="2.99798583984375">
                <text:p>2.99798583984375</text:p>
                <draw:g>
                  <svg:desc>Feuille1.C5:Feuille1.C12</svg:desc>
                </draw:g>
              </table:table-cell>
              <table:table-cell office:value-type="float" office:value="1.33676099777222">
                <text:p>1.33676099777222</text:p>
                <draw:g>
                  <svg:desc>Feuille1.D5:Feuille1.D12</svg:desc>
                </draw:g>
              </table:table-cell>
              <table:table-cell office:value-type="float" office:value="2.01493906974792">
                <text:p>2.01493906974792</text:p>
                <draw:g>
                  <svg:desc>Feuille1.E5:Feuille1.E12</svg:desc>
                </draw:g>
              </table:table-cell>
              <table:table-cell office:value-type="float" office:value="0.00571393966674805">
                <text:p>0.00571393966674805</text:p>
                <draw:g>
                  <svg:desc>Feuille1.F5:Feuille1.F12</svg:desc>
                </draw:g>
              </table:table-cell>
            </table:table-row>
            <table:table-row>
              <table:table-cell office:value-type="string">
                <text:p>query_sp2b_q1</text:p>
              </table:table-cell>
              <table:table-cell office:value-type="float" office:value="0.0305869579315186">
                <text:p>0.0305869579315186</text:p>
              </table:table-cell>
              <table:table-cell office:value-type="float" office:value="0.0117039680480957">
                <text:p>0.0117039680480957</text:p>
              </table:table-cell>
              <table:table-cell office:value-type="float" office:value="0.00649023056030273">
                <text:p>0.00649023056030273</text:p>
              </table:table-cell>
              <table:table-cell office:value-type="float" office:value="0.0389120578765869">
                <text:p>0.0389120578765869</text:p>
              </table:table-cell>
              <table:table-cell office:value-type="float" office:value="0.0150418281555176">
                <text:p>0.0150418281555176</text:p>
              </table:table-cell>
            </table:table-row>
            <table:table-row>
              <table:table-cell office:value-type="string">
                <text:p>query_sp2b_q2</text:p>
              </table:table-cell>
              <table:table-cell office:value-type="float" office:value="0.835511922836304">
                <text:p>0.835511922836304</text:p>
              </table:table-cell>
              <table:table-cell office:value-type="float" office:value="0.345528125762939">
                <text:p>0.345528125762939</text:p>
              </table:table-cell>
              <table:table-cell office:value-type="float" office:value="0.448593854904175">
                <text:p>0.448593854904175</text:p>
              </table:table-cell>
              <table:table-cell office:value-type="float" office:value="99.545844078064">
                <text:p>99.545844078064</text:p>
              </table:table-cell>
              <table:table-cell office:value-type="float" office:value="4.48584413528442">
                <text:p>4.48584413528442</text:p>
              </table:table-cell>
            </table:table-row>
            <table:table-row>
              <table:table-cell office:value-type="string">
                <text:p>query_sp2b_q3a</text:p>
              </table:table-cell>
              <table:table-cell office:value-type="float" office:value="0.145236968994141">
                <text:p>0.145236968994141</text:p>
              </table:table-cell>
              <table:table-cell office:value-type="float" office:value="0.078624963760376">
                <text:p>0.078624963760376</text:p>
              </table:table-cell>
              <table:table-cell office:value-type="float" office:value="0.138575792312622">
                <text:p>0.138575792312622</text:p>
              </table:table-cell>
              <table:table-cell office:value-type="float" office:value="0.0223920345306397">
                <text:p>0.0223920345306397</text:p>
              </table:table-cell>
              <table:table-cell office:value-type="float" office:value="0.0213239192962647">
                <text:p>0.0213239192962647</text:p>
              </table:table-cell>
            </table:table-row>
            <table:table-row>
              <table:table-cell office:value-type="string">
                <text:p>query_sp2b_q3b</text:p>
              </table:table-cell>
              <table:table-cell office:value-type="float" office:value="0.0473461151123047">
                <text:p>0.0473461151123047</text:p>
              </table:table-cell>
              <table:table-cell office:value-type="float" office:value="0.0123498439788818">
                <text:p>0.0123498439788818</text:p>
              </table:table-cell>
              <table:table-cell office:value-type="float" office:value="0.147236108779907">
                <text:p>0.147236108779907</text:p>
              </table:table-cell>
              <table:table-cell office:value-type="float" office:value="0.0230100154876709">
                <text:p>0.0230100154876709</text:p>
              </table:table-cell>
              <table:table-cell office:value-type="float" office:value="0.0230948925018311">
                <text:p>0.0230948925018311</text:p>
              </table:table-cell>
            </table:table-row>
            <table:table-row>
              <table:table-cell office:value-type="string">
                <text:p>query_sp2b_q3c</text:p>
              </table:table-cell>
              <table:table-cell office:value-type="float" office:value="0.0543479919433594">
                <text:p>0.0543479919433594</text:p>
              </table:table-cell>
              <table:table-cell office:value-type="float" office:value="0.0102391242980957">
                <text:p>0.0102391242980957</text:p>
              </table:table-cell>
              <table:table-cell office:value-type="float" office:value="0.0550248622894287">
                <text:p>0.0550248622894287</text:p>
              </table:table-cell>
              <table:table-cell office:value-type="float" office:value="0.0255341529846191">
                <text:p>0.0255341529846191</text:p>
              </table:table-cell>
              <table:table-cell office:value-type="float" office:value="0.0236048698425293">
                <text:p>0.0236048698425293</text:p>
              </table:table-cell>
            </table:table-row>
            <table:table-row>
              <table:table-cell office:value-type="string">
                <text:p>query_sp2b_q4</text:p>
              </table:table-cell>
              <table:table-cell office:value-type="float" office:value="769.005619049072">
                <text:p>769.005619049072</text:p>
              </table:table-cell>
              <table:table-cell office:value-type="float" office:value="10.6326100826263">
                <text:p>10.6326100826263</text:p>
              </table:table-cell>
              <table:table-cell office:value-type="float" office:value="2.85603785514832">
                <text:p>2.85603785514832</text:p>
              </table:table-cell>
              <table:table-cell office:value-type="float" office:value="0.043287992477417">
                <text:p>0.043287992477417</text:p>
              </table:table-cell>
              <table:table-cell office:value-type="float" office:value="0.0385100841522217">
                <text:p>0.0385100841522217</text:p>
              </table:table-cell>
            </table:table-row>
            <table:table-row>
              <table:table-cell office:value-type="string">
                <text:p>query_sp2b_q9</text:p>
              </table:table-cell>
              <table:table-cell office:value-type="float" office:value="0.227035045623779">
                <text:p>0.227035045623779</text:p>
              </table:table-cell>
              <table:table-cell office:value-type="float" office:value="0.0697908401489258">
                <text:p>0.0697908401489258</text:p>
              </table:table-cell>
              <table:table-cell office:value-type="float" office:value="0.0231599807739258">
                <text:p>0.0231599807739258</text:p>
              </table:table-cell>
              <table:table-cell office:value-type="float" office:value="0.0199530124664307">
                <text:p>0.0199530124664307</text:p>
              </table:table-cell>
              <table:table-cell office:value-type="float" office:value="0.0187690258026123">
                <text:p>0.0187690258026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MacOSX_X86_64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